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Liczby" table:style-name="ta1">
        <table:table-column table:style-name="co1" table:number-columns-repeated="7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S</text:p>
          </table:table-cell>
          <table:table-cell table:number-columns-repeated="5"/>
          <table:table-cell table:style-name="ce1"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ery" table:style-name="ta1">
        <table:table-column table:style-name="co1" table:number-columns-repeated="7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S</text:p>
          </table:table-cell>
          <table:table-cell table:number-columns-repeated="5"/>
          <table:table-cell table:style-name="ce1"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22:01:23.757784018</meta:creation-date>
    <dc:date>2014-01-13T22:15:19.573438163</dc:date>
    <meta:editing-duration>PT3M36S</meta:editing-duration>
    <meta:editing-cycles>2</meta:editing-cycles>
    <meta:generator>LibreOffice/4.1.4.2$Linux_X86_64 LibreOffice_project/410m0$Build-2</meta:generator>
    <meta:document-statistic meta:table-count="2" meta:cell-count="16" meta:object-count="0"/>
  </office:meta>
</office:document-meta>
</file>